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Make Poster re:Jules meet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Book Lancaster Accomodation</text:p>
          </table:table-cell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Poster</text:p>
          </table:table-cell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office:value-type="string" calcext:value-type="string" table:number-columns-spanned="7" table:number-rows-spanned="1">
            <text:p>Read Elenours proposal</text:p>
          </table:table-cell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Toby on Jasmin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0:09:54.654237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20T10:11:48.741666831</dc:date>
    <meta:editing-duration>P55DT5H32M41S</meta:editing-duration>
    <meta:editing-cycles>88</meta:editing-cycles>
    <meta:generator>LibreOffice/4.3.7.2$Linux_X86_64 LibreOffice_project/430$Build-2</meta:generator>
    <meta:document-statistic meta:table-count="2" meta:cell-count="37" meta:object-count="0"/>
  </office:meta>
</office:document-meta>
</file>